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  <style:text-properties style:font-name="Liberation Sans" style:font-name-asian="DejaVu Sans" style:font-name-complex="Lohit Hindi"/>
    </style:style>
  </office:automatic-styles>
  <office:body>
    <office:spreadsheet>
      <table:table table:name="c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упервайзер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11" office:value-type="string">
            <text:p>Затраты на персонал</text:p>
          </table:table-cell>
          <table:table-cell table:style-name="ce2" office:value-type="string">
            <text:p>Расходы на связь</text:p>
          </table:table-cell>
          <table:table-cell table:style-name="ce2" office:value-type="string">
            <text:p>Валовая прибыль</text:p>
          </table:table-cell>
          <table:table-cell table:style-name="ce2" office:value-type="string">
            <text:p>Рентабельность</text:p>
          </table:table-cell>
          <table:table-cell/>
        </table:table-row>
        <table:table-row table:style-name="ro3">
          <table:table-cell table:style-name="ce3" office:value-type="string" table:number-columns-spanned="17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9"/>
          <table:covered-table-cell table:number-columns-repeated="4"/>
          <table:table-cell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9" office:value-type="string">
            <text:p><text:a xlink:href="python://pay_type(%20l[2]['paid_type'])" xlink:type="simple">paid_type</text:a></text:p>
          </table:table-cell>
          <table:table-cell table:style-name="ce9" office:value-type="string">
            <text:p><text:a xlink:href="python://get_info('brief.services.stage',%20l[2]['service_id'])" xlink:type="simple">service_id</text:a></text:p>
          </table:table-cell>
          <table:table-cell table:style-name="ce9" office:value-type="string">
            <text:p><text:a xlink:href="python://get_info('account.invoice',%20l[2]['invoice_id'])" xlink:type="simple">invoice_id</text:a></text:p>
          </table:table-cell>
          <table:table-cell table:style-name="ce9" office:value-type="string">
            <text:p><text:a xlink:href="python://%20l[2]['pay_date']" xlink:type="simple">pay_date</text:a></text:p>
          </table:table-cell>
          <table:table-cell table:style-name="ce9" office:value-type="string">
            <text:p><text:a xlink:href="python://get_str(%20l[2]['close_date'])" xlink:type="simple">close_date</text:a></text:p>
          </table:table-cell>
          <table:table-cell table:style-name="ce9" office:value-type="string">
            <text:p><text:a xlink:href="python://get_info('kpi.period',%20l[2]['period_id'])" xlink:type="simple">period_id</text:a></text:p>
          </table:table-cell>
          <table:table-cell table:style-name="ce9" office:value-type="string">
            <text:p><text:a xlink:href="python://%20l[2]['carry_over_revenue']" xlink:type="simple">carry_over_revenue</text:a></text:p>
          </table:table-cell>
          <table:table-cell table:style-name="ce9" office:value-type="string">
            <text:p><text:a xlink:href="python://%20l[2]['total']" xlink:type="simple">total</text:a></text:p>
          </table:table-cell>
          <table:table-cell table:style-name="ce9" office:value-type="string">
            <text:p><text:a xlink:href="python://%20l[2]['co_costs_partner']" xlink:type="simple">co_costs_partner</text:a></text:p>
          </table:table-cell>
          <table:table-cell table:style-name="ce9" office:value-type="string">
            <text:p><text:a xlink:href="python://%20l[2]['costs_partner']" xlink:type="simple">costs_partner</text:a></text:p>
          </table:table-cell>
          <table:table-cell table:style-name="ce9" office:value-type="string">
            <text:p><text:a xlink:href="python://%20l[2]['co_costs_employee']" xlink:type="simple">co_costs_employee</text:a></text:p>
          </table:table-cell>
          <table:table-cell table:style-name="ce9" office:value-type="string">
            <text:p><text:a xlink:href="python://%20l[2]['costs_employee']" xlink:type="simple">costs_employee</text:a></text:p>
          </table:table-cell>
          <table:table-cell table:style-name="ce9" office:value-type="string">
            <text:p><text:a xlink:href="python://%20l[2]['costs_net']" xlink:type="simple">costs_net</text:a></text:p>
          </table:table-cell>
          <table:table-cell table:style-name="ce9" office:value-type="string">
            <text:p><text:a xlink:href="python://%20l[2]['profit']" xlink:type="simple">profit</text:a></text:p>
          </table:table-cell>
          <table:table-cell table:style-name="ce9" office:value-type="string">
            <text:p><text:a xlink:href="python://%20l[2]['profitability']" xlink:type="simple">profitability</text:a></text:p>
          </table:table-cell>
          <table:table-cell/>
        </table:table-row>
        <table:table-row table:style-name="ro3">
          <table:table-cell table:style-name="ce1" office:value-type="string" table:number-columns-spanned="17" table:number-rows-spanned="1">
            <text:p><text:a xlink:href="python:///for" xlink:type="simple">python:///for</text:a></text:p>
          </table:table-cell>
          <table:covered-table-cell table:number-columns-repeated="16"/>
          <table:table-cell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5" office:value-type="string">
            <text:p>Сумма ($)</text:p>
          </table:table-cell>
          <table:table-cell table:style-name="ce5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Доход за период</text:p>
          </table:table-cell>
          <table:table-cell table:style-name="ce9" office:value-type="string">
            <text:p><text:a xlink:href="python://report.total_period" xlink:type="simple">total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Остаток денежного потока</text:p>
          </table:table-cell>
          <table:table-cell table:style-name="ce9" office:value-type="string">
            <text:p><text:a xlink:href="python://report.balance_period" xlink:type="simple">balanc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аловая прибыль</text:p>
          </table:table-cell>
          <table:table-cell table:style-name="ce9" office:value-type="string">
            <text:p><text:a xlink:href="python://report.profit_period" xlink:type="simple">profit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за период</text:p>
          </table:table-cell>
          <table:table-cell table:style-name="ce9" office:value-type="string">
            <text:p><text:a xlink:href="python://report.costs_period" xlink:type="simple">costs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ЗП за период</text:p>
          </table:table-cell>
          <table:table-cell table:style-name="ce9" office:value-type="string">
            <text:p><text:a xlink:href="python://report.costs_employee_period" xlink:type="simple">costs_employe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П за период</text:p>
          </table:table-cell>
          <table:table-cell table:style-name="ce9" office:value-type="string">
            <text:p><text:a xlink:href="python://report.costs_partner_period" xlink:type="simple">costs_partner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Переходящие доходы</text:p>
          </table:table-cell>
          <table:table-cell table:style-name="ce9" office:value-type="string">
            <text:p><text:a xlink:href="python://report.rollovers_income" xlink:type="simple">rollovers_income</text:a></text:p>
          </table:table-cell>
          <table:table-cell table:style-name="ce9"/>
          <table:table-cell table:number-columns-repeated="15"/>
        </table:table-row>
        <table:table-row table:style-name="ro4">
          <table:table-cell table:style-name="ce6" office:value-type="string">
            <text:p>Переходящие расходы</text:p>
          </table:table-cell>
          <table:table-cell table:style-name="ce9" office:value-type="string">
            <text:p><text:a xlink:href="python://report.rollovers_outcome" xlink:type="simple">rollovers_outcome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сего партнеров (шт.)</text:p>
          </table:table-cell>
          <table:table-cell table:style-name="ce9" office:value-type="string">
            <text:p><text:a xlink:href="python://report.count_partners" xlink:type="simple">count_partner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руб.</text:p>
          </table:table-cell>
          <table:table-cell table:style-name="ce9" office:value-type="string">
            <text:p><text:a xlink:href="python://report.rate_rus" xlink:type="simple">rate_ru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грн.</text:p>
          </table:table-cell>
          <table:table-cell table:style-name="ce9" office:value-type="string">
            <text:p><text:a xlink:href="python://report.rate_uah" xlink:type="simple">rate_uah</text:a></text:p>
          </table:table-cell>
          <table:table-cell table:style-name="ce9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7" office:value-type="string">
            <text:p>Статьи затрат</text:p>
          </table:table-cell>
          <table:table-cell table:style-name="ce7" office:value-type="string">
            <text:p>Сумма (грн)</text:p>
          </table:table-cell>
          <table:table-cell table:style-name="ce7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Зарплата (-налоги сотрудника)</text:p>
          </table:table-cell>
          <table:table-cell table:style-name="ce10" office:value-type="string">
            <text:p><text:a xlink:href="python://report.costs_employee_period_tax" xlink:type="simple">costs_employee_period_tax</text:a></text:p>
          </table:table-cell>
          <table:table-cell table:style-name="ce10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Налоги</text:p>
          </table:table-cell>
          <table:table-cell table:style-name="ce10" office:value-type="string">
            <text:p><text:a xlink:href="python://report.costs_tax_period" xlink:type="simple">costs_tax_period</text:a></text:p>
          </table:table-cell>
          <table:table-cell table:style-name="ce10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02: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03:24</dc:date>
    <meta:editing-duration>PT2H56M59S</meta:editing-duration>
    <meta:editing-cycles>60</meta:editing-cycles>
    <meta:generator>LibreOffice/4.0.3.3$Linux_X86_64 LibreOffice_project/400m0$Build-3</meta:generator>
    <meta:document-statistic meta:table-count="1" meta:cell-count="71" meta:object-count="0"/>
  </office:meta>
</office:document-meta>
</file>